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8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59.10pt"/>
          <style:tab-stop style:position="32891.10pt"/>
          <style:tab-stop style:position="421116.25pt" style:type="righ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59.10pt"/>
          <style:tab-stop style:position="32891.10pt"/>
          <style:tab-stop style:position="421116.25pt" style:type="righ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59.10pt"/>
          <style:tab-stop style:position="32891.10pt"/>
          <style:tab-stop style:position="421116.25pt" style:type="right"/>
        </style:tab-stops>
      </style:paragraph-properties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59.10pt"/>
          <style:tab-stop style:position="32891.10pt"/>
          <style:tab-stop style:position="421116.25pt" style:type="right"/>
        </style:tab-stops>
      </style:paragraph-properties>
    </style:style>
    <style:style style:name="P9" style:family="paragraph">
      <style:paragraph-properties fo:line-height="100.00%" fo:text-align="left" fo:margin-left="5.40pt" fo:text-indent="-5.40pt">
        <style:tab-stops>
          <style:tab-stop style:position="59.10pt"/>
          <style:tab-stop style:position="32891.10pt"/>
          <style:tab-stop style:position="421116.25pt" style:type="right"/>
        </style:tab-stops>
      </style:paragraph-properties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59.10pt"/>
          <style:tab-stop style:position="32891.10pt"/>
          <style:tab-stop style:position="421116.25pt" style:type="right"/>
        </style:tab-stops>
      </style:paragraph-properties>
    </style:style>
    <style:style style:name="P13" style:family="paragraph">
      <style:paragraph-properties fo:line-height="100.00%" fo:text-align="left" fo:margin-left="5.40pt" fo:text-indent="-5.40pt">
        <style:tab-stops>
          <style:tab-stop style:position="59.10pt"/>
          <style:tab-stop style:position="32891.10pt"/>
          <style:tab-stop style:position="421116.25pt" style:type="right"/>
        </style:tab-stops>
      </style:paragraph-properties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59.10pt"/>
          <style:tab-stop style:position="32891.10pt"/>
          <style:tab-stop style:position="421116.25pt" style:type="right"/>
        </style:tab-stops>
      </style:paragraph-properties>
    </style:style>
    <style:style style:name="P17" style:family="paragraph">
      <style:paragraph-properties fo:line-height="100.00%" fo:text-align="left" fo:margin-left="5.40pt" fo:text-indent="-5.40pt">
        <style:tab-stops>
          <style:tab-stop style:position="59.10pt"/>
          <style:tab-stop style:position="32891.10pt"/>
          <style:tab-stop style:position="421116.25pt" style:type="right"/>
        </style:tab-stops>
      </style:paragraph-properties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59.10pt"/>
          <style:tab-stop style:position="32891.10pt"/>
          <style:tab-stop style:position="421116.25pt" style:type="right"/>
        </style:tab-stops>
      </style:paragraph-properties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59.10pt"/>
          <style:tab-stop style:position="32891.10pt"/>
          <style:tab-stop style:position="421116.25pt" style:type="right"/>
        </style:tab-stops>
      </style:paragraph-properties>
    </style:style>
    <style:style style:name="P24" style:family="paragraph">
      <style:paragraph-properties fo:line-height="115.00%" fo:text-align="left" fo:margin-bottom="8.00p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60.10pt"/>
          <style:tab-stop style:position="32891.10pt"/>
          <style:tab-stop style:position="421116.25pt" style:type="right"/>
        </style:tab-stops>
      </style:paragraph-properties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60.10pt"/>
          <style:tab-stop style:position="32891.10pt"/>
          <style:tab-stop style:position="421116.25pt" style:type="right"/>
        </style:tab-stops>
      </style:paragraph-properties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60.10pt"/>
          <style:tab-stop style:position="32891.10pt"/>
          <style:tab-stop style:position="421116.25pt" style:type="right"/>
        </style:tab-stops>
      </style:paragraph-properties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60.10pt"/>
          <style:tab-stop style:position="32891.10pt"/>
          <style:tab-stop style:position="421116.25pt" style:type="right"/>
        </style:tab-stops>
      </style:paragraph-properties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60.10pt"/>
          <style:tab-stop style:position="32891.10pt"/>
          <style:tab-stop style:position="421116.25pt" style:type="right"/>
        </style:tab-stops>
      </style:paragraph-properties>
    </style:style>
    <style:style style:name="P37" style:family="paragraph">
      <style:paragraph-properties fo:line-height="100.00%" fo:text-align="left" fo:margin-left="5.40pt" fo:text-indent="-5.40pt">
        <style:tab-stops>
          <style:tab-stop style:position="60.10pt"/>
          <style:tab-stop style:position="32891.10pt"/>
          <style:tab-stop style:position="421116.25pt" style:type="right"/>
        </style:tab-stops>
      </style:paragraph-properties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5.40pt" fo:text-indent="-5.40pt">
        <style:tab-stops>
          <style:tab-stop style:position="60.10pt"/>
          <style:tab-stop style:position="32891.10pt"/>
          <style:tab-stop style:position="421116.25pt" style:type="right"/>
        </style:tab-stops>
      </style:paragraph-properties>
    </style:style>
    <style:style style:name="P41" style:family="paragraph">
      <style:paragraph-properties fo:line-height="100.00%" fo:text-align="left" fo:margin-left="5.40pt" fo:text-indent="-5.40pt">
        <style:tab-stops>
          <style:tab-stop style:position="60.10pt"/>
          <style:tab-stop style:position="32891.10pt"/>
          <style:tab-stop style:position="421116.25pt" style:type="right"/>
        </style:tab-stops>
      </style:paragraph-properties>
    </style:style>
    <style:style style:name="P42" style:family="paragraph">
      <style:paragraph-properties fo:line-height="100.00%" fo:text-align="center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60.10pt"/>
          <style:tab-stop style:position="32891.10pt"/>
          <style:tab-stop style:position="421116.25pt" style:type="right"/>
        </style:tab-stops>
      </style:paragraph-properties>
    </style:style>
    <style:style style:name="P45" style:family="paragraph">
      <style:paragraph-properties fo:line-height="100.00%" fo:text-align="left" fo:margin-left="5.40pt" fo:text-indent="-5.40pt">
        <style:tab-stops>
          <style:tab-stop style:position="60.10pt"/>
          <style:tab-stop style:position="32891.10pt"/>
          <style:tab-stop style:position="421116.25pt" style:type="right"/>
        </style:tab-stops>
      </style:paragraph-properties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60.10pt"/>
          <style:tab-stop style:position="32891.10pt"/>
          <style:tab-stop style:position="421116.25pt" style:type="right"/>
        </style:tab-stops>
      </style:paragraph-properties>
    </style:style>
    <style:style style:name="P49" style:family="paragraph">
      <style:paragraph-properties fo:line-height="115.00%" fo:text-align="left" fo:margin-bottom="8.00pt"/>
    </style:style>
    <style:style style:name="P50" style:family="paragraph">
      <style:paragraph-properties fo:line-height="100.00%" fo:text-align="left" fo:margin-left="5.40pt" fo:text-indent="-5.40pt">
        <style:tab-stops>
          <style:tab-stop style:position="144.85pt"/>
          <style:tab-stop style:position="32891.10pt"/>
          <style:tab-stop style:position="421116.25pt" style:type="right"/>
        </style:tab-stops>
      </style:paragraph-properties>
    </style:style>
    <style:style style:name="P51" style:family="paragraph">
      <style:paragraph-properties fo:line-height="100.00%" fo:text-align="center"/>
    </style:style>
    <style:style style:name="P52" style:family="paragraph">
      <style:paragraph-properties fo:line-height="100.00%" fo:text-align="left" fo:margin-left="5.40pt" fo:text-indent="-5.40pt">
        <style:tab-stops>
          <style:tab-stop style:position="144.85pt"/>
          <style:tab-stop style:position="32891.10pt"/>
          <style:tab-stop style:position="421116.25pt" style:type="right"/>
        </style:tab-stops>
      </style:paragraph-properties>
    </style:style>
    <style:style style:name="P53" style:family="paragraph">
      <style:paragraph-properties fo:line-height="100.00%" fo:text-align="left" fo:margin-left="5.40pt" fo:text-indent="-5.40pt">
        <style:tab-stops>
          <style:tab-stop style:position="144.85pt"/>
          <style:tab-stop style:position="32891.10pt"/>
          <style:tab-stop style:position="421116.25pt" style:type="right"/>
        </style:tab-stops>
      </style:paragraph-properties>
    </style:style>
    <style:style style:name="P54" style:family="paragraph">
      <style:paragraph-properties fo:line-height="100.00%" fo:text-align="center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5.40pt" fo:text-indent="-5.40pt">
        <style:tab-stops>
          <style:tab-stop style:position="144.85pt"/>
          <style:tab-stop style:position="32891.10pt"/>
          <style:tab-stop style:position="421116.25pt" style:type="right"/>
        </style:tab-stops>
      </style:paragraph-properties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5.40pt" fo:text-indent="-5.40pt">
        <style:tab-stops>
          <style:tab-stop style:position="144.85pt"/>
          <style:tab-stop style:position="32891.10pt"/>
          <style:tab-stop style:position="421116.25pt" style:type="right"/>
        </style:tab-stops>
      </style:paragraph-properties>
    </style:style>
    <style:style style:name="P60" style:family="paragraph">
      <style:paragraph-properties fo:line-height="100.00%" fo:text-align="center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5.40pt" fo:text-indent="-5.40pt">
        <style:tab-stops>
          <style:tab-stop style:position="144.85pt"/>
          <style:tab-stop style:position="32891.10pt"/>
          <style:tab-stop style:position="421116.25pt" style:type="right"/>
        </style:tab-stops>
      </style:paragraph-properties>
    </style:style>
    <style:style style:name="P63" style:family="paragraph">
      <style:paragraph-properties fo:line-height="115.00%" fo:text-align="left" fo:margin-bottom="8.00pt"/>
    </style:style>
    <style:style style:name="P64" style:family="paragraph">
      <style:paragraph-properties fo:line-height="100.00%" fo:text-align="left" fo:margin-left="5.40pt" fo:text-indent="-5.40pt">
        <style:tab-stops>
          <style:tab-stop style:position="144.85pt"/>
          <style:tab-stop style:position="32891.10pt"/>
          <style:tab-stop style:position="421116.25pt" style:type="right"/>
        </style:tab-stops>
      </style:paragraph-properties>
    </style:style>
    <style:style style:name="P65" style:family="paragraph">
      <style:paragraph-properties fo:line-height="100.00%" fo:text-align="center"/>
    </style:style>
    <style:style style:name="P66" style:family="paragraph">
      <style:paragraph-properties fo:line-height="100.00%" fo:text-align="left" fo:margin-left="5.40pt" fo:text-indent="-5.40pt">
        <style:tab-stops>
          <style:tab-stop style:position="144.85pt"/>
          <style:tab-stop style:position="32891.10pt"/>
          <style:tab-stop style:position="421116.25pt" style:type="right"/>
        </style:tab-stops>
      </style:paragraph-properties>
    </style:style>
    <style:style style:name="P67" style:family="paragraph">
      <style:paragraph-properties fo:line-height="100.00%" fo:text-align="left" fo:margin-left="5.40pt" fo:text-indent="-5.40pt">
        <style:tab-stops>
          <style:tab-stop style:position="144.85pt"/>
          <style:tab-stop style:position="32891.10pt"/>
          <style:tab-stop style:position="421116.25pt" style:type="right"/>
        </style:tab-stops>
      </style:paragraph-properties>
    </style:style>
    <style:style style:name="P68" style:family="paragraph">
      <style:paragraph-properties fo:line-height="100.00%" fo:text-align="center"/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5.40pt" fo:text-indent="-5.40pt">
        <style:tab-stops>
          <style:tab-stop style:position="144.85pt"/>
          <style:tab-stop style:position="32891.10pt"/>
          <style:tab-stop style:position="421116.25pt" style:type="right"/>
        </style:tab-stops>
      </style:paragraph-properties>
    </style:style>
    <style:style style:name="P71" style:family="paragraph">
      <style:paragraph-properties fo:line-height="100.00%" fo:text-align="center"/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5.40pt" fo:text-indent="-5.40pt">
        <style:tab-stops>
          <style:tab-stop style:position="144.85pt"/>
          <style:tab-stop style:position="32891.10pt"/>
          <style:tab-stop style:position="421116.25pt" style:type="right"/>
        </style:tab-stops>
      </style:paragraph-properties>
    </style:style>
    <style:style style:name="P74" style:family="paragraph">
      <style:paragraph-properties fo:line-height="100.00%" fo:text-align="center"/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5.40pt" fo:text-indent="-5.40pt">
        <style:tab-stops>
          <style:tab-stop style:position="144.85pt"/>
          <style:tab-stop style:position="32891.10pt"/>
          <style:tab-stop style:position="421116.25pt" style:type="right"/>
        </style:tab-stops>
      </style:paragraph-properties>
    </style:style>
    <style:style style:name="P77" style:family="paragraph">
      <style:paragraph-properties fo:line-height="115.00%" fo:text-align="left" fo:margin-bottom="8.00pt"/>
    </style:style>
    <style:style style:name="TableColumn0100" style:family="table-column">
      <style:table-column-properties style:column-width="0.895833in"/>
    </style:style>
    <style:style style:name="TableColumn0101" style:family="table-column">
      <style:table-column-properties style:column-width="3.277778in"/>
    </style:style>
    <style:style style:name="TableColumn0102" style:family="table-column">
      <style:table-column-properties style:column-width="2.086806in"/>
    </style:style>
    <style:style style:name="Table01" style:family="table">
      <style:table-properties style:width="6.260417in" fo:margin-left="0.000000in" style:writing-mode="lr" table:align="left" style:may-break-between-rows="true"/>
    </style:style>
    <style:style style:name="TableRow0100" style:family="table-row">
      <style:table-row-properties style:min-row-height="0.208333in"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 style:min-row-height="0.208333in"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 style:min-row-height="0.239583in"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 style:min-row-height="0.958333in"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 style:min-row-height="0.208333in"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 style:min-row-height="0.208333in"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909722in"/>
    </style:style>
    <style:style style:name="TableColumn0201" style:family="table-column">
      <style:table-column-properties style:column-width="3.253472in"/>
    </style:style>
    <style:style style:name="TableColumn0202" style:family="table-column">
      <style:table-column-properties style:column-width="2.097222in"/>
    </style:style>
    <style:style style:name="Table02" style:family="table">
      <style:table-properties style:width="6.260417in" fo:margin-left="0.000000in" style:writing-mode="lr" table:align="left" style:may-break-between-rows="true"/>
    </style:style>
    <style:style style:name="TableRow0200" style:family="table-row">
      <style:table-row-properties style:min-row-height="0.208333in"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 style:min-row-height="0.208333in"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 style:min-row-height="0.208333in"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3" style:family="table-row">
      <style:table-row-properties style:min-row-height="0.208333in"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4" style:family="table-row">
      <style:table-row-properties style:min-row-height="0.229167in"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5" style:family="table-row">
      <style:table-row-properties style:min-row-height="0.208333in"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6" style:family="table-row">
      <style:table-row-properties style:min-row-height="0.138889in"/>
    </style:style>
    <style:style style:name="TableCell02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2.086806in"/>
    </style:style>
    <style:style style:name="TableColumn0301" style:family="table-column">
      <style:table-column-properties style:column-width="2.086806in"/>
    </style:style>
    <style:style style:name="TableColumn0302" style:family="table-column">
      <style:table-column-properties style:column-width="2.086806in"/>
    </style:style>
    <style:style style:name="Table03" style:family="table">
      <style:table-properties style:width="6.260417in" fo:margin-left="0.000000in" style:writing-mode="lr" table:align="left" style:may-break-between-rows="true"/>
    </style:style>
    <style:style style:name="TableRow0300" style:family="table-row">
      <style:table-row-properties style:min-row-height="0.208333in"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1" style:family="table-row">
      <style:table-row-properties style:min-row-height="0.208333in"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2" style:family="table-row">
      <style:table-row-properties style:min-row-height="0.208333in"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3" style:family="table-row">
      <style:table-row-properties style:min-row-height="0.208333in"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2.086806in"/>
    </style:style>
    <style:style style:name="TableColumn0401" style:family="table-column">
      <style:table-column-properties style:column-width="2.086806in"/>
    </style:style>
    <style:style style:name="TableColumn0402" style:family="table-column">
      <style:table-column-properties style:column-width="2.086806in"/>
    </style:style>
    <style:style style:name="Table04" style:family="table">
      <style:table-properties style:width="6.260417in" fo:margin-left="0.000000in" style:writing-mode="lr" table:align="left" style:may-break-between-rows="true"/>
    </style:style>
    <style:style style:name="TableRow0400" style:family="table-row">
      <style:table-row-properties style:min-row-height="0.208333in"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1" style:family="table-row">
      <style:table-row-properties style:min-row-height="0.208333in"/>
    </style:style>
    <style:style style:name="TableCell0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2" style:family="table-row">
      <style:table-row-properties style:min-row-height="0.208333in"/>
    </style:style>
    <style:style style:name="TableCell04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3" style:family="table-row">
      <style:table-row-properties style:min-row-height="0.208333in"/>
    </style:style>
    <style:style style:name="TableCell04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Bài 1: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3"><text:span text:style-name="T3">Node ID</text:span><text:span text:style-name="T4"/></text:p>
          </table:table-cell>
          <table:table-cell table:style-name="TableCell010001">
            <text:p text:style-name="P3"><text:span text:style-name="T5">Xpath expresssion</text:span><text:span text:style-name="T6"/></text:p>
          </table:table-cell>
          <table:table-cell table:style-name="TableCell010002">
            <text:p text:style-name="P3"><text:span text:style-name="T7">Node</text:span><text:span text:style-name="T8"/></text:p>
          </table:table-cell>
        </table:table-row>
        <table:table-row table:style-name="TableRow0101">
          <table:table-cell table:style-name="TableCell010100">
            <text:p text:style-name="P6"><text:span text:style-name="T9">1</text:span><text:span text:style-name="T10"/></text:p>
          </table:table-cell>
          <table:table-cell table:style-name="TableCell010101">
            <text:p text:style-name="P7"><text:span text:style-name="T11">//input[@name='email']</text:span><text:span text:style-name="T12"/></text:p>
          </table:table-cell>
          <table:table-cell table:style-name="TableCell010102">
            <text:p text:style-name="P7"><text:span text:style-name="T12"/></text:p>
          </table:table-cell>
        </table:table-row>
        <table:table-row table:style-name="TableRow0102">
          <table:table-cell table:style-name="TableCell010200">
            <text:p text:style-name="P10"><text:span text:style-name="T13">2</text:span><text:span text:style-name="T14"/></text:p>
          </table:table-cell>
          <table:table-cell table:style-name="TableCell010201">
            <text:p text:style-name="P11"><text:span text:style-name="T15">//input[@name='Password']</text:span><text:span text:style-name="T16"/></text:p>
          </table:table-cell>
          <table:table-cell table:style-name="TableCell010202">
            <text:p text:style-name="P11"><text:span text:style-name="T16"/></text:p>
          </table:table-cell>
        </table:table-row>
        <table:table-row table:style-name="TableRow0103">
          <table:table-cell table:style-name="TableCell010300">
            <text:p text:style-name="P14"><text:span text:style-name="T17">3</text:span><text:span text:style-name="T18"/></text:p>
          </table:table-cell>
          <table:table-cell table:style-name="TableCell010301">
            <text:p text:style-name="P15"><text:span text:style-name="T19">//input[@name='company']</text:span></text:p>
            <text:p text:style-name="P15"><text:span text:style-name="T19">//div[@class='input-group input-block']/input[@name='company']</text:span></text:p>
            <text:p text:style-name="P15"><text:span text:style-name="T19">//div[@class='input-group input-block']/input[@class='form-control']</text:span><text:span text:style-name="T20"/></text:p>
          </table:table-cell>
          <table:table-cell table:style-name="TableCell010302">
            <text:p text:style-name="P15"><text:span text:style-name="T20"/></text:p>
          </table:table-cell>
        </table:table-row>
        <table:table-row table:style-name="TableRow0104">
          <table:table-cell table:style-name="TableCell010400">
            <text:p text:style-name="P18"><text:span text:style-name="T21">4</text:span><text:span text:style-name="T22"/></text:p>
          </table:table-cell>
          <table:table-cell table:style-name="TableCell010401">
            <text:p text:style-name="P19"><text:span text:style-name="T23">//input[@name='mobile number']</text:span></text:p>
            <text:p text:style-name="P19"><text:span text:style-name="T23">//div[@class= 'input-group input-block']/input[@name='mobile number']</text:span></text:p>
            <text:p text:style-name="P19"><text:span text:style-name="T23">//input[@type='number'][last()] |input[@type='text']</text:span><text:span text:style-name="T24"/></text:p>
          </table:table-cell>
          <table:table-cell table:style-name="TableCell010402">
            <text:p text:style-name="P19"><text:span text:style-name="T24"/></text:p>
          </table:table-cell>
        </table:table-row>
        <table:table-row table:style-name="TableRow0105">
          <table:table-cell table:style-name="TableCell010500">
            <text:p text:style-name="P21"><text:span text:style-name="T25">5</text:span><text:span text:style-name="T26"/></text:p>
          </table:table-cell>
          <table:table-cell table:style-name="TableCell010501">
            <text:p text:style-name="P22"><text:span text:style-name="T27">//button[contains(text(),'Submit')]</text:span></text:p>
            <text:p text:style-name="P22"><text:span text:style-name="T27">//button[@value='Submit']</text:span><text:span text:style-name="T28"/></text:p>
          </table:table-cell>
          <table:table-cell table:style-name="TableCell010502">
            <text:p text:style-name="P22"><text:span text:style-name="T28"/></text:p>
          </table:table-cell>
        </table:table-row>
      </table:table>
      <text:p text:style-name="P24"><text:span text:style-name="T28"/></text:p>
      <text:p text:style-name="P24"><text:span text:style-name="T29">Bài 2: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26"><text:span text:style-name="T31">Node ID</text:span><text:span text:style-name="T32"/></text:p>
          </table:table-cell>
          <table:table-cell table:style-name="TableCell020001">
            <text:p text:style-name="P26"><text:span text:style-name="T33">Xpath expresssion</text:span><text:span text:style-name="T34"/></text:p>
          </table:table-cell>
          <table:table-cell table:style-name="TableCell020002">
            <text:p text:style-name="P26"><text:span text:style-name="T35">Node</text:span><text:span text:style-name="T36"/></text:p>
          </table:table-cell>
        </table:table-row>
        <table:table-row table:style-name="TableRow0201">
          <table:table-cell table:style-name="TableCell020100">
            <text:p text:style-name="P28"><text:span text:style-name="T37">6</text:span><text:span text:style-name="T38"/></text:p>
          </table:table-cell>
          <table:table-cell table:style-name="TableCell020101">
            <text:p text:style-name="P29"><text:span text:style-name="T39">//button[@id='blue']</text:span></text:p>
            <text:p text:style-name="P29"><text:span text:style-name="T39">//div[@id= 'pancakes']/button[last()-2]</text:span><text:span text:style-name="T40"/></text:p>
          </table:table-cell>
          <table:table-cell table:style-name="TableCell020102">
            <text:p text:style-name="P29"><text:span text:style-name="T40"/></text:p>
          </table:table-cell>
        </table:table-row>
        <table:table-row table:style-name="TableRow0202">
          <table:table-cell table:style-name="TableCell020200">
            <text:p text:style-name="P31"><text:span text:style-name="T41">7</text:span><text:span text:style-name="T42"/></text:p>
          </table:table-cell>
          <table:table-cell table:style-name="TableCell020201">
            <text:p text:style-name="P32"><text:span text:style-name="T43">//button[contains(text(),'Orange')]</text:span></text:p>
            <text:p text:style-name="P32"><text:span text:style-name="T43">//div[@id= 'pancakes']/button[2]</text:span><text:span text:style-name="T44"/></text:p>
          </table:table-cell>
          <table:table-cell table:style-name="TableCell020202">
            <text:p text:style-name="P32"><text:span text:style-name="T44"/></text:p>
          </table:table-cell>
        </table:table-row>
        <table:table-row table:style-name="TableRow0203">
          <table:table-cell table:style-name="TableCell020300">
            <text:p text:style-name="P34"><text:span text:style-name="T45">8</text:span><text:span text:style-name="T46"/></text:p>
          </table:table-cell>
          <table:table-cell table:style-name="TableCell020301">
            <text:p text:style-name="P35"><text:span text:style-name="T47">//div[3]/button[3]</text:span></text:p>
            <text:p text:style-name="P35"><text:span text:style-name="T47">//div[@id= 'unique']/button[3]</text:span></text:p>
            <text:p text:style-name="P35"><text:span text:style-name="T47">//div[@id= 'unique']/button[@type='button'][3]</text:span></text:p>
            <text:p text:style-name="P35"><text:span text:style-name="T48"/></text:p>
          </table:table-cell>
          <table:table-cell table:style-name="TableCell020302">
            <text:p text:style-name="P35"><text:span text:style-name="T48"/></text:p>
          </table:table-cell>
        </table:table-row>
        <table:table-row table:style-name="TableRow0204">
          <table:table-cell table:style-name="TableCell020400">
            <text:p text:style-name="P38"><text:span text:style-name="T49">9</text:span><text:span text:style-name="T50"/></text:p>
          </table:table-cell>
          <table:table-cell table:style-name="TableCell020401">
            <text:p text:style-name="P39"><text:span text:style-name="T51">//button[contains(text(),'banana')]</text:span><text:span text:style-name="T52"/></text:p>
          </table:table-cell>
          <table:table-cell table:style-name="TableCell020402">
            <text:p text:style-name="P39"><text:span text:style-name="T52"/></text:p>
          </table:table-cell>
        </table:table-row>
        <table:table-row table:style-name="TableRow0205">
          <table:table-cell table:style-name="TableCell020500">
            <text:p text:style-name="P42"><text:span text:style-name="T53">10</text:span><text:span text:style-name="T54"/></text:p>
          </table:table-cell>
          <table:table-cell table:style-name="TableCell020501">
            <text:p text:style-name="P43"><text:span text:style-name="T55">//button[contains(text(),'Banana "Juice')]</text:span><text:span text:style-name="T56"/></text:p>
          </table:table-cell>
          <table:table-cell table:style-name="TableCell020502">
            <text:p text:style-name="P43"><text:span text:style-name="T56"/></text:p>
          </table:table-cell>
        </table:table-row>
        <table:table-row table:style-name="TableRow0206">
          <table:table-cell table:style-name="TableCell020600">
            <text:p text:style-name="P46"><text:span text:style-name="T57">11</text:span><text:span text:style-name="T58"/></text:p>
          </table:table-cell>
          <table:table-cell table:style-name="TableCell020601">
            <text:p text:style-name="P47"><text:span text:style-name="T59">//div[@id='unique']/button[last()]</text:span><text:span text:style-name="T60"/></text:p>
          </table:table-cell>
          <table:table-cell table:style-name="TableCell020602">
            <text:p text:style-name="P47"><text:span text:style-name="T60"/></text:p>
          </table:table-cell>
        </table:table-row>
      </table:table>
      <text:p text:style-name="P49"><text:span text:style-name="T60"/></text:p>
      <text:p text:style-name="P49"><text:span text:style-name="T61">Bài 3: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row table:style-name="TableRow0300">
          <table:table-cell table:style-name="TableCell030000">
            <text:p text:style-name="P51"><text:span text:style-name="T63">Node ID</text:span><text:span text:style-name="T64"/></text:p>
          </table:table-cell>
          <table:table-cell table:style-name="TableCell030001">
            <text:p text:style-name="P51"><text:span text:style-name="T65">Xpath expresssion</text:span><text:span text:style-name="T66"/></text:p>
          </table:table-cell>
          <table:table-cell table:style-name="TableCell030002">
            <text:p text:style-name="P51"><text:span text:style-name="T67">Node</text:span><text:span text:style-name="T68"/></text:p>
          </table:table-cell>
        </table:table-row>
        <table:table-row table:style-name="TableRow0301">
          <table:table-cell table:style-name="TableCell030100">
            <text:p text:style-name="P54"><text:span text:style-name="T69">1</text:span><text:span text:style-name="T70"/></text:p>
          </table:table-cell>
          <table:table-cell table:style-name="TableCell030101">
            <text:p text:style-name="P55"><text:span text:style-name="T71">//tr[@class='usr_acn']/td[@class='left'][3]</text:span><text:span text:style-name="T72"/></text:p>
          </table:table-cell>
          <table:table-cell table:style-name="TableCell030102">
            <text:p text:style-name="P55"><text:span text:style-name="T72"/></text:p>
          </table:table-cell>
        </table:table-row>
        <table:table-row table:style-name="TableRow0302">
          <table:table-cell table:style-name="TableCell030200">
            <text:p text:style-name="P57"><text:span text:style-name="T73">2</text:span><text:span text:style-name="T74"/></text:p>
          </table:table-cell>
          <table:table-cell table:style-name="TableCell030201">
            <text:p text:style-name="P58"><text:span text:style-name="T75">//tr[@class='plan rit']/td[@class='left'][3][last()]</text:span><text:span text:style-name="T76"/></text:p>
          </table:table-cell>
          <table:table-cell table:style-name="TableCell030202">
            <text:p text:style-name="P58"><text:span text:style-name="T76"/></text:p>
          </table:table-cell>
        </table:table-row>
        <table:table-row table:style-name="TableRow0303">
          <table:table-cell table:style-name="TableCell030300">
            <text:p text:style-name="P60"><text:span text:style-name="T77">3</text:span><text:span text:style-name="T78"/></text:p>
          </table:table-cell>
          <table:table-cell table:style-name="TableCell030301">
            <text:p text:style-name="P61"><text:span text:style-name="T79">//tr[@class='plan rit']/td[@class='left'][3]</text:span><text:span text:style-name="T80"/></text:p>
          </table:table-cell>
          <table:table-cell table:style-name="TableCell030302">
            <text:p text:style-name="P61"><text:span text:style-name="T80"/></text:p>
          </table:table-cell>
        </table:table-row>
      </table:table>
      <text:p text:style-name="P63"><text:span text:style-name="T80"/></text:p>
      <text:p text:style-name="P63"><text:span text:style-name="T81">Bài 4:</text:span></text:p>
      <table:table table:style-name="Table04">
        <table:table-column table:style-name="TableColumn0400"/>
        <table:table-column table:style-name="TableColumn0401"/>
        <table:table-column table:style-name="TableColumn0402"/>
        <table:table-row table:style-name="TableRow0400">
          <table:table-cell table:style-name="TableCell040000">
            <text:p text:style-name="P65"><text:span text:style-name="T83">Node ID</text:span><text:span text:style-name="T84"/></text:p>
          </table:table-cell>
          <table:table-cell table:style-name="TableCell040001">
            <text:p text:style-name="P65"><text:span text:style-name="T85">Xpath expresssion</text:span><text:span text:style-name="T86"/></text:p>
          </table:table-cell>
          <table:table-cell table:style-name="TableCell040002">
            <text:p text:style-name="P65"><text:span text:style-name="T87">Node</text:span><text:span text:style-name="T88"/></text:p>
          </table:table-cell>
        </table:table-row>
        <table:table-row table:style-name="TableRow0401">
          <table:table-cell table:style-name="TableCell040100">
            <text:p text:style-name="P68"><text:span text:style-name="T89">1</text:span><text:span text:style-name="T90"/></text:p>
          </table:table-cell>
          <table:table-cell table:style-name="TableCell040101">
            <text:p text:style-name="P69"><text:span text:style-name="T91">//div[4]/center[1]/input[1]</text:span><text:span text:style-name="T92"/></text:p>
          </table:table-cell>
          <table:table-cell table:style-name="TableCell040102">
            <text:p text:style-name="P69"><text:span text:style-name="T92"/></text:p>
          </table:table-cell>
        </table:table-row>
        <table:table-row table:style-name="TableRow0402">
          <table:table-cell table:style-name="TableCell040200">
            <text:p text:style-name="P71"><text:span text:style-name="T93">2</text:span><text:span text:style-name="T94"/></text:p>
          </table:table-cell>
          <table:table-cell table:style-name="TableCell040201">
            <text:p text:style-name="P72"><text:span text:style-name="T95">//div[4]/center[1]/input[2]</text:span><text:span text:style-name="T96"/></text:p>
          </table:table-cell>
          <table:table-cell table:style-name="TableCell040202">
            <text:p text:style-name="P72"><text:span text:style-name="T96"/></text:p>
          </table:table-cell>
        </table:table-row>
        <table:table-row table:style-name="TableRow0403">
          <table:table-cell table:style-name="TableCell040300">
            <text:p text:style-name="P74"><text:span text:style-name="T97">3</text:span><text:span text:style-name="T98"/></text:p>
          </table:table-cell>
          <table:table-cell table:style-name="TableCell040301">
            <text:p text:style-name="P75"><text:span text:style-name="T99">//img[@class='lnXdpd']</text:span><text:span text:style-name="T100"/></text:p>
          </table:table-cell>
          <table:table-cell table:style-name="TableCell040302">
            <text:p text:style-name="P75"><text:span text:style-name="T100"/></text:p>
          </table:table-cell>
        </table:table-row>
      </table:table>
      <text:p text:style-name="P77"><text:span text:style-name="T10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